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6604166666667cm" style:use-optimal-column-width="true"/>
    </style:style>
    <style:style style:name="co3" style:family="table-column">
      <style:table-column-properties fo:break-before="auto" style:column-width="9.604375cm" style:use-optimal-column-width="true"/>
    </style:style>
    <style:style style:name="co4" style:family="table-column">
      <style:table-column-properties fo:break-before="auto" style:column-width="9.60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ticulo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0" table:default-cell-style-name="ce2"/>
        <table:table-column table:style-name="co1" table:number-columns-repeated="1612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ubro</text:p>
          </table:table-cell>
          <table:table-cell office:value-type="string" table:style-name="ce1">
            <text:p>subRubro</text:p>
          </table:table-cell>
          <table:table-cell office:value-type="string" table:style-name="ce1">
            <text:p>idDetalle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observaciones</text:p>
          </table:table-cell>
          <table:table-cell office:value-type="string" table:style-name="ce1">
            <text:p>peso</text:p>
          </table:table-cell>
          <table:table-cell office:value-type="string" table:style-name="ce1">
            <text:p>unidad</text:p>
          </table:table-cell>
          <table:table-cell office:value-type="string" table:style-name="ce1">
            <text:p>urlPhoto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created_at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CHT</text:p>
          </table:table-cell>
          <table:table-cell office:value-type="string" table:style-name="ce1">
            <text:p>ACHUE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MO</text:p>
          </table:table-cell>
          <table:table-cell office:value-type="string" table:style-name="ce1">
            <text:p>AJI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N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C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Chino Blan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AC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Chi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NA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GM</text:p>
          </table:table-cell>
          <table:table-cell office:value-type="string" table:style-name="ce1">
            <text:p>ANIS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TG</text:p>
          </table:table-cell>
          <table:table-cell office:value-type="string" table:style-name="ce1">
            <text:p>ANTICUAGUL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A</text:p>
          </table:table-cell>
          <table:table-cell office:value-type="string" table:style-name="ce1">
            <text:p>CALER "A" (fijador color se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S</text:p>
          </table:table-cell>
          <table:table-cell office:value-type="string" table:style-name="ce1">
            <text:p>CALER "S" (fijador color fres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MO</text:p>
          </table:table-cell>
          <table:table-cell office:value-type="string" table:style-name="ce1">
            <text:p>CANEL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RM</text:p>
          </table:table-cell>
          <table:table-cell office:value-type="string" table:style-name="ce1">
            <text:p>CARM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YNO</text:p>
          </table:table-cell>
          <table:table-cell office:value-type="string" table:style-name="ce1">
            <text:p>CAYEN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HIM</text:p>
          </table:table-cell>
          <table:table-cell office:value-type="string" table:style-name="ce1">
            <text:p>CHIMICHURR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G</text:p>
          </table:table-cell>
          <table:table-cell office:value-type="string" table:style-name="ce1">
            <text:p>CLAVO DE OLOR EN GR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48" table:style-name="ce2"/>
          <table:table-cell table:number-columns-repeated="1612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M</text:p>
          </table:table-cell>
          <table:table-cell office:value-type="string" table:style-name="ce1">
            <text:p>CLAVO OLOR MOLIDO (PEDUNCULO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VG</text:p>
          </table:table-cell>
          <table:table-cell office:value-type="string" table:style-name="ce1">
            <text:p>COLORANTE VEGET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MMO</text:p>
          </table:table-cell>
          <table:table-cell office:value-type="string" table:style-name="ce1">
            <text:p>COMIN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RROZ</text:p>
          </table:table-cell>
          <table:table-cell office:value-type="string" table:style-name="ce1">
            <text:p>CONDIMENTO PARA ARRO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ZZA</text:p>
          </table:table-cell>
          <table:table-cell office:value-type="string" table:style-name="ce1">
            <text:p>CONDIMENTO PIZ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MO</text:p>
          </table:table-cell>
          <table:table-cell office:value-type="string" table:style-name="ce1">
            <text:p>CORIANDR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URC</text:p>
          </table:table-cell>
          <table:table-cell office:value-type="string" table:style-name="ce1">
            <text:p>CURCUM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DEXT</text:p>
          </table:table-cell>
          <table:table-cell office:value-type="string" table:style-name="ce1">
            <text:p>DEXTRO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ESSU</text:p>
          </table:table-cell>
          <table:table-cell office:value-type="string" table:style-name="ce1">
            <text:p>ESPECIAS SURTID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E</text:p>
          </table:table-cell>
          <table:table-cell office:value-type="string" table:style-name="ce1">
            <text:p>FIUMER "E" (fosfato emuls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I</text:p>
          </table:table-cell>
          <table:table-cell office:value-type="string" table:style-name="ce1">
            <text:p>FIUMER "I" (fosfato inyecc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LMO</text:p>
          </table:table-cell>
          <table:table-cell office:value-type="string" table:style-name="ce1">
            <text:p>GLUTAMATO MONOSOD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MEX</text:p>
          </table:table-cell>
          <table:table-cell office:value-type="string" table:style-name="ce1">
            <text:p>GOME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HIGM</text:p>
          </table:table-cell>
          <table:table-cell office:value-type="string" table:style-name="ce1">
            <text:p>HINOJO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JENG</text:p>
          </table:table-cell>
          <table:table-cell office:value-type="string" table:style-name="ce1">
            <text:p>JENGI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AUM</text:p>
          </table:table-cell>
          <table:table-cell office:value-type="string" table:style-name="ce1">
            <text:p>LAUREL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IGAM</text:p>
          </table:table-cell>
          <table:table-cell office:value-type="string" table:style-name="ce1">
            <text:p>LIGA PARA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SO</text:p>
          </table:table-cell>
          <table:table-cell office:value-type="string" table:style-name="ce1">
            <text:p>NITRA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ZMM</text:p>
          </table:table-cell>
          <table:table-cell office:value-type="string" table:style-name="ce1">
            <text:p>NUEZ MOSCAD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ORGA</text:p>
          </table:table-cell>
          <table:table-cell office:value-type="string" table:style-name="ce1">
            <text:p>OREG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ERH</text:p>
          </table:table-cell>
          <table:table-cell office:value-type="string" table:style-name="ce1">
            <text:p>PEREJIL EN HOJ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B</text:p>
          </table:table-cell>
          <table:table-cell office:value-type="string" table:style-name="ce1">
            <text:p>PIMENTA BLANCA GRANO 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E</text:p>
          </table:table-cell>
          <table:table-cell office:value-type="string" table:style-name="ce1">
            <text:p>PIMENTON ESEN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AH</text:p>
          </table:table-cell>
          <table:table-cell office:value-type="string" table:style-name="ce1">
            <text:p>PIMENTON AHUMA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NGR</text:p>
          </table:table-cell>
          <table:table-cell office:value-type="string" table:style-name="ce1">
            <text:p>PIMIENTA NEGRA GRANO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ROV</text:p>
          </table:table-cell>
          <table:table-cell office:value-type="string" table:style-name="ce1">
            <text:p>PROVENZAL IMPORT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</text:p>
          </table:table-cell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X</text:p>
          </table:table-cell>
          <table:table-cell office:value-type="string" table:style-name="ce1">
            <text:p>SAL ANTIOXID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C</text:p>
          </table:table-cell>
          <table:table-cell office:value-type="string" table:style-name="ce1">
            <text:p>SAL DE CUR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TR</text:p>
          </table:table-cell>
          <table:table-cell office:value-type="string" table:style-name="ce1">
            <text:p>NITRIT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ULS</text:p>
          </table:table-cell>
          <table:table-cell office:value-type="string" table:style-name="ce1">
            <text:p>SULF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01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25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01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25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01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25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01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25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01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25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J20</text:p>
          </table:table-cell>
          <table:table-cell office:value-type="string" table:style-name="ce1">
            <text:p>HARINA DE SOJ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F01</text:p>
          </table:table-cell>
          <table:table-cell office:value-type="string" table:style-name="ce1">
            <text:p>HARINA DE SOJA F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01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30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RBZ25</text:p>
          </table:table-cell>
          <table:table-cell office:value-type="string" table:style-name="ce1">
            <text:p>REBOZADOR BALONIX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01</text:p>
          </table:table-cell>
          <table:table-cell office:value-type="string" table:style-name="ce1">
            <text:p>SANGRE ENTERA (NUTRAGEL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20</text:p>
          </table:table-cell>
          <table:table-cell office:value-type="string" table:style-name="ce1">
            <text:p>SANGRE ENTERA X 20 K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PRLL25</text:p>
          </table:table-cell>
          <table:table-cell office:value-type="string" table:style-name="ce1">
            <text:p>PAN RALLADO X 25 KG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5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10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1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5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10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1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5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10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1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5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10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1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5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10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1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5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10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1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5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10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1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5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10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1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5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10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1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5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10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1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5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10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1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5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10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1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5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10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1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05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10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IE01</text:p>
          </table:table-cell>
          <table:table-cell office:value-type="string" table:style-name="ce1">
            <text:p>INTEGRAL CIERVO Y ÑANDU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UM01</text:p>
          </table:table-cell>
          <table:table-cell office:value-type="string" table:style-name="ce1">
            <text:p>SABOR A HUM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JAM01</text:p>
          </table:table-cell>
          <table:table-cell office:value-type="string" table:style-name="ce1">
            <text:p>SABOR A JAMON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OLL01</text:p>
          </table:table-cell>
          <table:table-cell office:value-type="string" table:style-name="ce1">
            <text:p>SABOR A POLL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E01</text:p>
          </table:table-cell>
          <table:table-cell office:value-type="string" table:style-name="ce1">
            <text:p>SABOR A QUES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AJO01</text:p>
          </table:table-cell>
          <table:table-cell office:value-type="string" table:style-name="ce1">
            <text:p>SABORIZANTE AJ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O01</text:p>
          </table:table-cell>
          <table:table-cell office:value-type="string" table:style-name="ce1">
            <text:p>SABORIZANTE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E01</text:p>
          </table:table-cell>
          <table:table-cell office:value-type="string" table:style-name="ce1">
            <text:p>SABORIZANTE CHORIZO ESPECI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P01</text:p>
          </table:table-cell>
          <table:table-cell office:value-type="string" table:style-name="ce1">
            <text:p>SABORIZANTE CHORIZO P/C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AT01</text:p>
          </table:table-cell>
          <table:table-cell office:value-type="string" table:style-name="ce1">
            <text:p>SABORIZANTE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OR01</text:p>
          </table:table-cell>
          <table:table-cell office:value-type="string" table:style-name="ce1">
            <text:p>SABORIZANTE MORC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RAV01</text:p>
          </table:table-cell>
          <table:table-cell office:value-type="string" table:style-name="ce1">
            <text:p>SABORIZANTE RAVIO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PIM05</text:p>
          </table:table-cell>
          <table:table-cell office:value-type="string" table:style-name="ce1">
            <text:p>SABOR PIMIEN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NZ05</text:p>
          </table:table-cell>
          <table:table-cell office:value-type="string" table:style-name="ce1">
            <text:p>SABOR NUEZ MOSCAD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V4042</text:p>
          </table:table-cell>
          <table:table-cell office:value-type="string" table:style-name="ce1">
            <text:p>ORILLA VACUNA 40/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V4244</text:p>
          </table:table-cell>
          <table:table-cell office:value-type="string" table:style-name="ce1">
            <text:p>ORILLA VACUNA 42/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V4446</text:p>
          </table:table-cell>
          <table:table-cell office:value-type="string" table:style-name="ce1">
            <text:p>ORILLA VACUNA 44/4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VAC</text:p>
          </table:table-cell>
          <table:table-cell office:value-type="string" table:style-name="ce1">
            <text:p>TRIPON VACUNO (planchado y blanqueado)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V4043-15</text:p>
          </table:table-cell>
          <table:table-cell office:value-type="string" table:style-name="ce1">
            <text:p>ORILLA VACUNA 40/43 X 15 MT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V4043-30</text:p>
          </table:table-cell>
          <table:table-cell office:value-type="string" table:style-name="ce1">
            <text:p>ORILLA VACUNA 40/43 X 30 MTS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HINEZCA IMPORTADA X 90 M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HINEZCA NACIONAL 38/40 X 7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OVINO 22/24 X 90 MTS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UBO 24 X 15 MT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HINEZCA NACIONAL TIRAS CORT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AGENO 24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AGENO 25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AGENO 45 EL MT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AGENO 50 EL MTS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AGENO 55 EL MT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AGENO 60 EL MT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OLAGENO 80 EL MT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OLSAS CRISTAL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OLSAS MORT. POLIAMIDA marr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OLSAS QUESO DE CERDO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OLSAS ROJAS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OLSAS SALCHICHON C/JAMON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BOLSAS SALCHICHON PRIMAV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ELOFAN MICROPOROSO 46 X 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CELOFAN MICROPOROSO 70 x 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GANCHOS METALICOS N° 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IPOCLOR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APEL FOLEX P/HAMBURG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ASTA DESENGRAS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ED BONDIOLA CUADRADA POR RE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ED BONDIOLAX 10MTS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RED MORTADELA COLO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VASELINA LIQU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MBURGUESERA MEDIA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MBURGUESERA CHI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MBUDO ACER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ALITOS ESPUEL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ALO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MBUDO PLASTICO 32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MBUD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DISC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IN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330</text:p>
          </table:table-cell>
          <table:table-cell office:value-type="string" table:style-name="ce1">
            <text:p>HILO CRUDO Nº 3 BOBINA 330 G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900</text:p>
          </table:table-cell>
          <table:table-cell office:value-type="string" table:style-name="ce1">
            <text:p>HILO CRUDO Nº 3 BOBINA 900 G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330</text:p>
          </table:table-cell>
          <table:table-cell office:value-type="string" table:style-name="ce1">
            <text:p>HILO CRUDO Nº 4 BOBINA 330 G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900</text:p>
          </table:table-cell>
          <table:table-cell office:value-type="string" table:style-name="ce1">
            <text:p>HILO CRUDO Nº 4 BOBINA 900 G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5B330</text:p>
          </table:table-cell>
          <table:table-cell office:value-type="string" table:style-name="ce1">
            <text:p>HILO CRUDO Nº 5 BOBINA 330 G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B330</text:p>
          </table:table-cell>
          <table:table-cell office:value-type="string" table:style-name="ce1">
            <text:p>HILO CRUDO Nº 6 BOBINA 330 G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330</text:p>
          </table:table-cell>
          <table:table-cell office:value-type="string" table:style-name="ce1">
            <text:p>HILO CRUDO Nº 8 BOBINA 330 G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800</text:p>
          </table:table-cell>
          <table:table-cell office:value-type="string" table:style-name="ce1">
            <text:p>HILO CRUDO Nº 8 BOBINA 900 G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1B900</text:p>
          </table:table-cell>
          <table:table-cell office:value-type="string" table:style-name="ce1">
            <text:p>HILO CRUDO Nº 11 BOBINA 900 G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5B800</text:p>
          </table:table-cell>
          <table:table-cell office:value-type="string" table:style-name="ce1">
            <text:p>HILO CRUDO Nº 15 BOBINA 900 G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2B800</text:p>
          </table:table-cell>
          <table:table-cell office:value-type="string" table:style-name="ce1">
            <text:p>HILO CRUDO Nº 22 BOBINA 900 G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7B800</text:p>
          </table:table-cell>
          <table:table-cell office:value-type="string" table:style-name="ce1">
            <text:p>HILO CRUDO Nº 27 BOBINA 900 G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900</text:p>
          </table:table-cell>
          <table:table-cell office:value-type="string" table:style-name="ce1">
            <text:p>HILO PULIDO AMARILLO Nº 3 BOBINA 330 G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30</text:p>
          </table:table-cell>
          <table:table-cell office:value-type="string" table:style-name="ce1">
            <text:p>HILO CRUDO Nº 3 OVILLO DE 30 G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50</text:p>
          </table:table-cell>
          <table:table-cell office:value-type="string" table:style-name="ce1">
            <text:p>HILO CRUDO Nº 4 OVILLO DE 50 G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00</text:p>
          </table:table-cell>
          <table:table-cell office:value-type="string" table:style-name="ce1">
            <text:p>HILO CRUDO Nº 4 OVILLO DE 100 G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30</text:p>
          </table:table-cell>
          <table:table-cell office:value-type="string" table:style-name="ce1">
            <text:p>HILO PULIDO AMARILLO Nº 3 OVILLO 30 G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50</text:p>
          </table:table-cell>
          <table:table-cell office:value-type="string" table:style-name="ce1">
            <text:p>HILO PULIDO AMARILLO Nº 3 OVILLO 50 G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100</text:p>
          </table:table-cell>
          <table:table-cell office:value-type="string" table:style-name="ce1">
            <text:p>HILO PULIDO AMARILLO Nº 3 OVILLO 100 G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GRIS</text:p>
          </table:table-cell>
          <table:table-cell office:value-type="string" table:style-name="ce1">
            <text:p>HILO COLOR GRIS TOPO OVILLO 50 G PAQ 10U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BX50</text:p>
          </table:table-cell>
          <table:table-cell office:value-type="string" table:style-name="ce1">
            <text:p>HILO COLOR BLANCO OVILLO 50 G PAQ 10U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CEL</text:p>
          </table:table-cell>
          <table:table-cell office:value-type="string" table:style-name="ce1">
            <text:p>HILO COLOR CELESTE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FRA</text:p>
          </table:table-cell>
          <table:table-cell office:value-type="string" table:style-name="ce1">
            <text:p>HILO COLOR FRANCIA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AR</text:p>
          </table:table-cell>
          <table:table-cell office:value-type="string" table:style-name="ce1">
            <text:p>HILO COLOR NARANJA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EG</text:p>
          </table:table-cell>
          <table:table-cell office:value-type="string" table:style-name="ce1">
            <text:p>HILO COLOR NEGRO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X50</text:p>
          </table:table-cell>
          <table:table-cell office:value-type="string" table:style-name="ce1">
            <text:p>HILO COLOR ROSA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VCX100</text:p>
          </table:table-cell>
          <table:table-cell office:value-type="string" table:style-name="ce1">
            <text:p>HILO COLOR VERDE CLARO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VERDE</text:p>
          </table:table-cell>
          <table:table-cell office:value-type="string" table:style-name="ce1">
            <text:p>HILO COLOR VERDE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AZU</text:p>
          </table:table-cell>
          <table:table-cell office:value-type="string" table:style-name="ce1">
            <text:p>HILO COLOR AZUL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OX100</text:p>
          </table:table-cell>
          <table:table-cell office:value-type="string" table:style-name="ce1">
            <text:p>HILO COLOR ROJO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BOX</text:p>
          </table:table-cell>
          <table:table-cell office:value-type="string" table:style-name="ce1">
            <text:p>HILO COLOR BORDO OVILLO 50 G PAQ 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MUL</text:p>
          </table:table-cell>
          <table:table-cell office:value-type="string" table:style-name="ce1">
            <text:p>HILO MULTICOLOR OVILLO 50 G PAQ 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YOX100</text:p>
          </table:table-cell>
          <table:table-cell office:value-type="string" table:style-name="ce1">
            <text:p>HILO YUTE OVILLO 100 G PAQ 10U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OX100</text:p>
          </table:table-cell>
          <table:table-cell office:value-type="string" table:style-name="ce1">
            <text:p>HILO SISAL OVILLO 80 G PAQ 10U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X100</text:p>
          </table:table-cell>
          <table:table-cell office:value-type="string" table:style-name="ce1">
            <text:p>HILO PIOLIN Nº 27 X 100 G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4X50G</text:p>
          </table:table-cell>
          <table:table-cell office:value-type="string" table:style-name="ce1">
            <text:p>HILO CRUDO PIOLIN Nº 24 X 50 G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MAQ. ATA. S/NÚCLEO BOBINA 120 g unidad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MAQ. ATA. POLIESTER BOBINA 80g X KG</text:p>
          </table:table-cell>
          <table:table-cell table:style-name="ce2"/>
          <table:table-cell table:style-name="ce1"/>
          <table:table-cell office:value-type="string" table:style-name="ce1">
            <text:p>kg</text:p>
          </table:table-cell>
          <table:table-cell table:number-columns-repeated="16375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AMARILLO Nº 3 BOBINA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AMARILLO Nº 6 BOBINA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AMARILLO Nº 9 BOBINA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NARANJA Nº 3 BOBINA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ROJO Nº 3 BOBINA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ROJO Nº 9 BOBINA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AMARILLO Y ROJO Nº 3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AMARILLO Y VERDE Nº 3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BLANCO Y ROJO Nº 3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BLANCO Y AZUL Nº 3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BLANCO Y VERDE Nº 3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BLANCO, ROJO Y VERDE Nº 3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AMARILLO, ROJO Y NEGRO Nº 3 90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FULL AMARILLO Nº 3 BOBINA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FULL AMARILLO Y ROJO Nº 3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FULL BLANCO Y ROJO Nº 3 8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FULL BLANCO Y AZUL Nº 3 8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FULL BLANCO Y VERDE Nº 3 8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MORTADELA BOCHA CRUDO 27</text:p>
          </table:table-cell>
          <table:table-cell table:style-name="ce2"/>
          <table:table-cell table:style-name="ce1"/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MORTADELA BOCHA PULIDO MARRON 22</text:p>
          </table:table-cell>
          <table:table-cell table:style-name="ce2"/>
          <table:table-cell table:style-name="ce1"/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SUPER AMARILLO Nº 3 X 5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SUPER AMARILLO Nº 6 X 5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ULIDO SUPER AMARILLO Nº 9 X 5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OLIESTER CONITO 18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OLIESTER CONITO 16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OLIESTER CONO 25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MULTIFILAMENTO 18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ARA ENCAÑAR</text:p>
          </table:table-cell>
          <table:table-cell table:style-name="ce2"/>
          <table:table-cell table:style-name="ce1"/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ARA ENFARDAR</text:p>
          </table:table-cell>
          <table:table-cell table:style-name="ce2"/>
          <table:table-cell table:style-name="ce1"/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ABILO PARA VELAS</text:p>
          </table:table-cell>
          <table:table-cell table:style-name="ce2"/>
          <table:table-cell table:style-name="ce1"/>
          <table:table-cell office:value-type="string" table:style-name="ce1">
            <text:p>unid</text:p>
          </table:table-cell>
          <table:table-cell table:number-columns-repeated="16375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IOLIN Nº 27 X 900 G</text:p>
          </table:table-cell>
          <table:table-cell table:style-name="ce2"/>
          <table:table-cell table:style-name="ce1"/>
          <table:table-cell office:value-type="string" table:style-name="ce1">
            <text:p>gr</text:p>
          </table:table-cell>
          <table:table-cell table:number-columns-repeated="16375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4/1 ALGODÓN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4/3 ALGODON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4/3 AMARILLO PULI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4/6 ALGODON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7/1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7/2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7/3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7/2 VERDE PULI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7/3 VERDE PULI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AMARILLO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AZUL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VERDE CLARO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GRIS TOPO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NEGRO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BLANCO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BORDO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FRANCIA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NARANJA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ROSA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CELESTE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2 “COLOR” 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8/1 “TINTORERIA”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2/1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2/2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2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NEGRO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BLANCO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VERDE MUSGO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CARAMELO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SALVADO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GRIS TOPO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MARRON AFRICANO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GRIS PLATA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1 AZUL MARINO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4/2 “COLOR” T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6/1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16/2 CRU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24/1 WATER ALGODON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24/2 WATER ALGODON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24/1 PEINA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24/2 PEINA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30/1 PEINA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30/2 PEINADO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24/1 POLIESTER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ABILO Nº 1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HILO PABILO Nº 1 X 3 CABOS EN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TRABAJO A FASON RETORCIDO 4/3 CONO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TRABAJO A FASON RETORCIDO 7/2 ó 7/3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TRABAJO A FASON RETORCIDO 12/2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TRABAJO A FASON RETORCIDO 14/2 ó 16/2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TRABAJO A FASON RETORCIDO 24/2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TRABAJO A FASON RETORCIDO 30/2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TRABAJO A FASON MADEJA TITULO 1 200 G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TRABAJO A FASON OVILLADO TITULO 1 100 G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2">
            <text:p>TRABAJO A FASON VAPORIZADO TITULO 1 1kG</text:p>
          </table:table-cell>
          <table:table-cell table:style-name="ce2"/>
          <table:table-cell table:number-columns-repeated="2" table:style-name="ce1"/>
          <table:table-cell table:number-columns-repeated="16375"/>
        </table:table-row>
        <table:table-row table:number-rows-repeated="10482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phpMyAdmin 5.1.1</meta:initial-creator>
    <dc:creator>Daniel Ruben de Brito</dc:creator>
    <meta:creation-date>2023-01-29T18:58:02Z</meta:creation-date>
    <dc:date>2023-01-31T03:25:28Z</dc:date>
  </office:meta>
</office:document-meta>
</file>